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a05" officeooo:paragraph-rsid="0006ea05"/>
    </style:style>
    <style:style style:name="T1" style:family="text">
      <style:text-properties officeooo:rsid="0006ea05"/>
    </style:style>
    <style:style style:name="T2" style:family="text">
      <style:text-properties officeooo:rsid="0007b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aula 11 </text:span></text:p>
      <text:p text:style-name="P1">modelos de regressão e gradiente descendente</text:p>
      <text:p text:style-name="P1"/>
      <text:p text:style-name="P1">* regressão: é um conjunto de métodos de ML ou estatística e são métodos que procuram estimar a relção entre uma variável dependente e uma ou mais variáveis independentes. A idéia é conseguir representar a dependente em função da indepenente. Dependente a gente costuma chamar de label, rótulo e as independentes é features, atributosa, variáveis explanatóriaas.</text:p>
      <text:p text:style-name="P1"/>
      <text:p text:style-name="P1">As aplicações de regeressão é utilizada para suporte bna tojmada de decisão, fazer previsções, modelagens de uma forma geral, séries temporals. Bancos usam isso para questão de crédito. Estimar o valor de determinado produto/bem que não tem um valor fixo.</text:p>
      <text:p text:style-name="P1"/>
      <text:p text:style-name="P1">** regressão linear: a ideia é conseguir encontrar uma relação linear entre as variáveis independentes e as dependentes.</text:p>
      <text:p text:style-name="P1"/>
      <text:p text:style-name="P1">*** <text:span text:style-name="T2">continuar em 24: 00 *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21:55:50.187141704</meta:creation-date>
    <meta:generator>LibreOffice/6.4.7.2$Linux_X86_64 LibreOffice_project/40$Build-2</meta:generator>
    <dc:date>2022-01-14T22:36:44.651376340</dc:date>
    <meta:editing-duration>PT10M18S</meta:editing-duration>
    <meta:editing-cycles>1</meta:editing-cycles>
    <meta:document-statistic meta:table-count="0" meta:image-count="0" meta:object-count="0" meta:page-count="1" meta:paragraph-count="6" meta:word-count="129" meta:character-count="821" meta:non-whitespace-character-count="697"/>
  </office:meta>
</office:document-meta>
</file>